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EIFB</text:p>
          </table:table-cell>
          <table:table-cell office:value-type="string" calcext:value-type="string">
            <text:p>IIFB</text:p>
          </table:table-cell>
          <table:table-cell office:value-type="string" calcext:value-type="string">
            <text:p>I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 Und</text:p>
          </table:table-cell>
          <table:table-cell office:value-type="float" office:value="1000" calcext:value-type="float">
            <text:p>1000</text:p>
          </table:table-cell>
          <table:table-cell office:value-type="float" office:value="2560" calcext:value-type="float">
            <text:p>2560</text:p>
          </table:table-cell>
          <table:table-cell office:value-type="float" office:value="710" calcext:value-type="float">
            <text:p>710</text:p>
          </table:table-cell>
          <table:table-cell office:value-type="float" office:value="1340" calcext:value-type="float">
            <text:p>1340</text:p>
          </table:table-cell>
          <table:table-cell office:value-type="float" office:value="2500" calcext:value-type="float">
            <text:p>2500</text:p>
          </table:table-cell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 Dam</text:p>
          </table:table-cell>
          <table:table-cell office:value-type="float" office:value="1200" calcext:value-type="float">
            <text:p>1200</text:p>
          </table:table-cell>
          <table:table-cell office:value-type="float" office:value="2070" calcext:value-type="float">
            <text:p>2070</text:p>
          </table:table-cell>
          <table:table-cell office:value-type="float" office:value="1150" calcext:value-type="float">
            <text:p>1150</text:p>
          </table:table-cell>
          <table:table-cell office:value-type="float" office:value="1380" calcext:value-type="float">
            <text:p>1380</text:p>
          </table:table-cell>
          <table:table-cell office:value-type="float" office:value="2020" calcext:value-type="float">
            <text:p>2020</text:p>
          </table:table-cell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h Und</text:p>
          </table:table-cell>
          <table:table-cell office:value-type="float" office:value="1050" calcext:value-type="float">
            <text:p>1050</text:p>
          </table:table-cell>
          <table:table-cell office:value-type="float" office:value="2560" calcext:value-type="float">
            <text:p>2560</text:p>
          </table:table-cell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float" office:value="2440" calcext:value-type="float">
            <text:p>2440</text:p>
          </table:table-cell>
          <table:table-cell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h Dam</text:p>
          </table:table-cell>
          <table:table-cell office:value-type="float" office:value="1210" calcext:value-type="float">
            <text:p>1210</text:p>
          </table:table-cell>
          <table:table-cell office:value-type="float" office:value="2070" calcext:value-type="float">
            <text:p>2070</text:p>
          </table:table-cell>
          <table:table-cell office:value-type="float" office:value="1160" calcext:value-type="float">
            <text:p>1160</text:p>
          </table:table-cell>
          <table:table-cell office:value-type="float" office:value="1420" calcext:value-type="float">
            <text:p>1420</text:p>
          </table:table-cell>
          <table:table-cell office:value-type="float" office:value="2000" calcext:value-type="float">
            <text:p>2000</text:p>
          </table:table-cell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BW Inc</text:p>
          </table:table-cell>
          <table:table-cell table:formula="of:=(100*ABS([.B3]-[.B2])/[.B2])" office:value-type="float" office:value="20" calcext:value-type="float">
            <text:p>20</text:p>
          </table:table-cell>
          <table:table-cell table:formula="of:=(100*ABS([.C3]-[.C2])/[.C2])" office:value-type="float" office:value="19.140625" calcext:value-type="float">
            <text:p>19.140625</text:p>
          </table:table-cell>
          <table:table-cell table:formula="of:=(100*ABS([.D3]-[.D2])/[.D2])" office:value-type="float" office:value="61.9718309859155" calcext:value-type="float">
            <text:p>61.9718309859155</text:p>
          </table:table-cell>
          <table:table-cell table:formula="of:=(100*ABS([.E3]-[.E2])/[.E2])" office:value-type="float" office:value="2.98507462686567" calcext:value-type="float">
            <text:p>2.98507462686567</text:p>
          </table:table-cell>
          <table:table-cell table:formula="of:=(100*ABS([.F3]-[.F2])/[.F2])" office:value-type="float" office:value="19.2" calcext:value-type="float">
            <text:p>19.2</text:p>
          </table:table-cell>
          <table:table-cell table:formula="of:=(100*ABS([.G3]-[.G2])/[.G2])" office:value-type="float" office:value="19.0661478599222" calcext:value-type="float">
            <text:p>19.0661478599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W Coh</text:p>
          </table:table-cell>
          <table:table-cell table:formula="of:=100*ABS([.B5]-[.B4])/[.B4]" office:value-type="float" office:value="15.2380952380952" calcext:value-type="float">
            <text:p>15.2380952380952</text:p>
          </table:table-cell>
          <table:table-cell table:formula="of:=100*ABS([.C5]-[.C4])/[.C4]" office:value-type="float" office:value="19.140625" calcext:value-type="float">
            <text:p>19.140625</text:p>
          </table:table-cell>
          <table:table-cell table:formula="of:=100*ABS([.D5]-[.D4])/[.D4]" office:value-type="float" office:value="54.6666666666667" calcext:value-type="float">
            <text:p>54.6666666666667</text:p>
          </table:table-cell>
          <table:table-cell table:formula="of:=100*ABS([.E5]-[.E4])/[.E4]" office:value-type="float" office:value="1.42857142857143" calcext:value-type="float">
            <text:p>1.42857142857143</text:p>
          </table:table-cell>
          <table:table-cell table:formula="of:=100*ABS([.F5]-[.F4])/[.F4]" office:value-type="float" office:value="18.0327868852459" calcext:value-type="float">
            <text:p>18.0327868852459</text:p>
          </table:table-cell>
          <table:table-cell table:formula="of:=100*ABS([.G5]-[.G4])/[.G4]" office:value-type="float" office:value="18.75" calcext:value-type="float">
            <text:p>18.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c-Coh dBW</text:p>
          </table:table-cell>
          <table:table-cell table:formula="of:=([.B7]-[.B8])" office:value-type="float" office:value="4.76190476190476" calcext:value-type="float">
            <text:p>4.76190476190476</text:p>
          </table:table-cell>
          <table:table-cell table:formula="of:=([.C7]-[.C8])" office:value-type="float" office:value="0" calcext:value-type="float">
            <text:p>0</text:p>
          </table:table-cell>
          <table:table-cell table:formula="of:=([.D7]-[.D8])" office:value-type="float" office:value="7.30516431924883" calcext:value-type="float">
            <text:p>7.30516431924883</text:p>
          </table:table-cell>
          <table:table-cell table:formula="of:=([.E7]-[.E8])" office:value-type="float" office:value="1.55650319829424" calcext:value-type="float">
            <text:p>1.55650319829424</text:p>
          </table:table-cell>
          <table:table-cell table:formula="of:=([.F7]-[.F8])" office:value-type="float" office:value="1.1672131147541" calcext:value-type="float">
            <text:p>1.1672131147541</text:p>
          </table:table-cell>
          <table:table-cell table:formula="of:=([.G7]-[.G8])" office:value-type="float" office:value="0.316147859922179" calcext:value-type="float">
            <text:p>0.316147859922179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EEE</text:p>
          </table:table-cell>
          <table:table-cell office:value-type="string" calcext:value-type="string">
            <text:p>EEEFB</text:p>
          </table:table-cell>
          <table:table-cell office:value-type="string" calcext:value-type="string">
            <text:p>EEI</text:p>
          </table:table-cell>
          <table:table-cell office:value-type="string" calcext:value-type="string">
            <text:p>EEIFB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EIEFB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EIIFB</text:p>
          </table:table-cell>
        </table:table-row>
        <table:table-row table:style-name="ro1">
          <table:table-cell office:value-type="string" calcext:value-type="string">
            <text:p>Inc Und</text:p>
          </table:table-cell>
          <table:table-cell office:value-type="float" office:value="820" calcext:value-type="float">
            <text:p>820</text:p>
          </table:table-cell>
          <table:table-cell office:value-type="float" office:value="650" calcext:value-type="float">
            <text:p>650</text:p>
          </table:table-cell>
          <table:table-cell office:value-type="float" office:value="820" calcext:value-type="float">
            <text:p>820</text:p>
          </table:table-cell>
          <table:table-cell office:value-type="float" office:value="1080" calcext:value-type="float">
            <text:p>1080</text:p>
          </table:table-cell>
          <table:table-cell office:value-type="float" office:value="2570" calcext:value-type="float">
            <text:p>2570</text:p>
          </table:table-cell>
          <table:table-cell office:value-type="float" office:value="2580" calcext:value-type="float">
            <text:p>2580</text:p>
          </table:table-cell>
          <table:table-cell office:value-type="float" office:value="2570" calcext:value-type="float">
            <text:p>257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Inc Dam</text:p>
          </table:table-cell>
          <table:table-cell office:value-type="float" office:value="1180" calcext:value-type="float">
            <text:p>1180</text:p>
          </table:table-cell>
          <table:table-cell office:value-type="float" office:value="1170" calcext:value-type="float">
            <text:p>1170</text:p>
          </table:table-cell>
          <table:table-cell office:value-type="float" office:value="1180" calcext:value-type="float">
            <text:p>1180</text:p>
          </table:table-cell>
          <table:table-cell office:value-type="float" office:value="1220" calcext:value-type="float">
            <text:p>1220</text:p>
          </table:table-cell>
          <table:table-cell office:value-type="float" office:value="2080" calcext:value-type="float">
            <text:p>2080</text:p>
          </table:table-cell>
          <table:table-cell table:number-columns-repeated="2" office:value-type="float" office:value="2090" calcext:value-type="float">
            <text:p>209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Coh Und</text:p>
          </table:table-cell>
          <table:table-cell office:value-type="float" office:value="880" calcext:value-type="float">
            <text:p>88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float" office:value="2570" calcext:value-type="float">
            <text:p>257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Coh Dam</text:p>
          </table:table-cell>
          <table:table-cell office:value-type="float" office:value="1190" calcext:value-type="float">
            <text:p>1190</text:p>
          </table:table-cell>
          <table:table-cell office:value-type="float" office:value="1170" calcext:value-type="float">
            <text:p>1170</text:p>
          </table:table-cell>
          <table:table-cell office:value-type="float" office:value="1190" calcext:value-type="float">
            <text:p>1190</text:p>
          </table:table-cell>
          <table:table-cell office:value-type="float" office:value="1230" calcext:value-type="float">
            <text:p>123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float" office:value="2080" calcext:value-type="float">
            <text:p>20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BW Inc</text:p>
          </table:table-cell>
          <table:table-cell table:formula="of:=(100*ABS([.B17]-[.B16])/[.B16])" office:value-type="float" office:value="43.9024390243903" calcext:value-type="float">
            <text:p>43.9024390243903</text:p>
          </table:table-cell>
          <table:table-cell table:formula="of:=(100*ABS([.C17]-[.C16])/[.C16])" office:value-type="float" office:value="80" calcext:value-type="float">
            <text:p>80</text:p>
          </table:table-cell>
          <table:table-cell table:formula="of:=(100*ABS([.D17]-[.D16])/[.D16])" office:value-type="float" office:value="43.9024390243903" calcext:value-type="float">
            <text:p>43.9024390243903</text:p>
          </table:table-cell>
          <table:table-cell table:formula="of:=(100*ABS([.E17]-[.E16])/[.E16])" office:value-type="float" office:value="12.962962962963" calcext:value-type="float">
            <text:p>12.962962962963</text:p>
          </table:table-cell>
          <table:table-cell table:formula="of:=(100*ABS([.F17]-[.F16])/[.F16])" office:value-type="float" office:value="19.0661478599222" calcext:value-type="float">
            <text:p>19.0661478599222</text:p>
          </table:table-cell>
          <table:table-cell table:formula="of:=(100*ABS([.G17]-[.G16])/[.G16])" office:value-type="float" office:value="18.9922480620155" calcext:value-type="float">
            <text:p>18.9922480620155</text:p>
          </table:table-cell>
          <table:table-cell table:formula="of:=(100*ABS([.H17]-[.H16])/[.H16])" office:value-type="float" office:value="18.6770428015564" calcext:value-type="float">
            <text:p>18.6770428015564</text:p>
          </table:table-cell>
          <table:table-cell table:formula="of:=(100*ABS([.I17]-[.I16])/[.I16])"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dBW Coh</text:p>
          </table:table-cell>
          <table:table-cell table:formula="of:=100*ABS([.B19]-[.B18])/[.B18]" office:value-type="float" office:value="35.2272727272727" calcext:value-type="float">
            <text:p>35.2272727272727</text:p>
          </table:table-cell>
          <table:table-cell table:formula="of:=100*ABS([.C19]-[.C18])/[.C18]" office:value-type="float" office:value="74.6268656716418" calcext:value-type="float">
            <text:p>74.6268656716418</text:p>
          </table:table-cell>
          <table:table-cell table:formula="of:=100*ABS([.D19]-[.D18])/[.D18]" office:value-type="float" office:value="35.2272727272727" calcext:value-type="float">
            <text:p>35.2272727272727</text:p>
          </table:table-cell>
          <table:table-cell table:formula="of:=100*ABS([.E19]-[.E18])/[.E18]" office:value-type="float" office:value="7.89473684210526" calcext:value-type="float">
            <text:p>7.89473684210526</text:p>
          </table:table-cell>
          <table:table-cell table:formula="of:=100*ABS([.F19]-[.F18])/[.F18]" office:value-type="float" office:value="19.0661478599222" calcext:value-type="float">
            <text:p>19.0661478599222</text:p>
          </table:table-cell>
          <table:table-cell table:formula="of:=100*ABS([.G19]-[.G18])/[.G18]" office:value-type="float" office:value="18.6770428015564" calcext:value-type="float">
            <text:p>18.6770428015564</text:p>
          </table:table-cell>
          <table:table-cell table:formula="of:=100*ABS([.H19]-[.H18])/[.H18]" office:value-type="float" office:value="19.0661478599222" calcext:value-type="float">
            <text:p>19.0661478599222</text:p>
          </table:table-cell>
          <table:table-cell table:formula="of:=100*ABS([.I19]-[.I18])/[.I18]" office:value-type="float" office:value="18.75" calcext:value-type="float">
            <text:p>18.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c-Coh dBW</text:p>
          </table:table-cell>
          <table:table-cell table:formula="of:=([.B21]-[.B22])" office:value-type="float" office:value="8.67516629711752" calcext:value-type="float">
            <text:p>8.67516629711752</text:p>
          </table:table-cell>
          <table:table-cell table:formula="of:=([.C21]-[.C22])" office:value-type="float" office:value="5.37313432835821" calcext:value-type="float">
            <text:p>5.37313432835821</text:p>
          </table:table-cell>
          <table:table-cell table:formula="of:=([.D21]-[.D22])" office:value-type="float" office:value="8.67516629711752" calcext:value-type="float">
            <text:p>8.67516629711752</text:p>
          </table:table-cell>
          <table:table-cell table:formula="of:=([.E21]-[.E22])" office:value-type="float" office:value="5.0682261208577" calcext:value-type="float">
            <text:p>5.0682261208577</text:p>
          </table:table-cell>
          <table:table-cell table:formula="of:=([.F21]-[.F22])" office:value-type="float" office:value="0" calcext:value-type="float">
            <text:p>0</text:p>
          </table:table-cell>
          <table:table-cell table:formula="of:=([.G21]-[.G22])" office:value-type="float" office:value="0.315205260459084" calcext:value-type="float">
            <text:p>0.315205260459084</text:p>
          </table:table-cell>
          <table:table-cell table:formula="of:=([.H21]-[.H22])" office:value-type="float" office:value="-0.389105058365757" calcext:value-type="float">
            <text:p>-0.389105058365757</text:p>
          </table:table-cell>
          <table:table-cell table:formula="of:=([.I21]-[.I22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IEE</text:p>
          </table:table-cell>
          <table:table-cell office:value-type="string" calcext:value-type="string">
            <text:p>IEEFB</text:p>
          </table:table-cell>
          <table:table-cell office:value-type="string" calcext:value-type="string">
            <text:p>IEI</text:p>
          </table:table-cell>
          <table:table-cell office:value-type="string" calcext:value-type="string">
            <text:p>IEIFB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IIEFB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FB</text:p>
          </table:table-cell>
        </table:table-row>
        <table:table-row table:style-name="ro1">
          <table:table-cell office:value-type="string" calcext:value-type="string">
            <text:p>Inc Und</text:p>
          </table:table-cell>
          <table:table-cell office:value-type="float" office:value="1310" calcext:value-type="float">
            <text:p>1310</text:p>
          </table:table-cell>
          <table:table-cell office:value-type="float" office:value="880" calcext:value-type="float">
            <text:p>880</text:p>
          </table:table-cell>
          <table:table-cell office:value-type="float" office:value="1310" calcext:value-type="float">
            <text:p>1310</text:p>
          </table:table-cell>
          <table:table-cell office:value-type="float" office:value="1570" calcext:value-type="float">
            <text:p>1570</text:p>
          </table:table-cell>
          <table:table-cell office:value-type="float" office:value="2480" calcext:value-type="float">
            <text:p>2480</text:p>
          </table:table-cell>
          <table:table-cell office:value-type="float" office:value="2560" calcext:value-type="float">
            <text:p>2560</text:p>
          </table:table-cell>
          <table:table-cell office:value-type="float" office:value="2480" calcext:value-type="float">
            <text:p>2480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Inc Dam</text:p>
          </table:table-cell>
          <table:table-cell office:value-type="float" office:value="1360" calcext:value-type="float">
            <text:p>1360</text:p>
          </table:table-cell>
          <table:table-cell office:value-type="float" office:value="1190" calcext:value-type="float">
            <text:p>1190</text:p>
          </table:table-cell>
          <table:table-cell office:value-type="float" office:value="1360" calcext:value-type="float">
            <text:p>1360</text:p>
          </table:table-cell>
          <table:table-cell office:value-type="float" office:value="1580" calcext:value-type="float">
            <text:p>1580</text:p>
          </table:table-cell>
          <table:table-cell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  <table:table-cell office:value-type="float" office:value="2010" calcext:value-type="float">
            <text:p>201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Coh Und</text:p>
          </table:table-cell>
          <table:table-cell office:value-type="float" office:value="1350" calcext:value-type="float">
            <text:p>1350</text:p>
          </table:table-cell>
          <table:table-cell office:value-type="float" office:value="900" calcext:value-type="float">
            <text:p>900</text:p>
          </table:table-cell>
          <table:table-cell office:value-type="float" office:value="1350" calcext:value-type="float">
            <text:p>1350</text:p>
          </table:table-cell>
          <table:table-cell office:value-type="float" office:value="1590" calcext:value-type="float">
            <text:p>1590</text:p>
          </table:table-cell>
          <table:table-cell office:value-type="float" office:value="2350" calcext:value-type="float">
            <text:p>2350</text:p>
          </table:table-cell>
          <table:table-cell office:value-type="float" office:value="2550" calcext:value-type="float">
            <text:p>2550</text:p>
          </table:table-cell>
          <table:table-cell office:value-type="float" office:value="2350" calcext:value-type="float">
            <text:p>2350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Coh Dam</text:p>
          </table:table-cell>
          <table:table-cell office:value-type="float" office:value="1390" calcext:value-type="float">
            <text:p>1390</text:p>
          </table:table-cell>
          <table:table-cell office:value-type="float" office:value="1200" calcext:value-type="float">
            <text:p>1200</text:p>
          </table:table-cell>
          <table:table-cell office:value-type="float" office:value="1380" calcext:value-type="float">
            <text:p>1380</text:p>
          </table:table-cell>
          <table:table-cell office:value-type="float" office:value="1590" calcext:value-type="float">
            <text:p>1590</text:p>
          </table:table-cell>
          <table:table-cell office:value-type="float" office:value="1980" calcext:value-type="float">
            <text:p>1980</text:p>
          </table:table-cell>
          <table:table-cell office:value-type="float" office:value="2060" calcext:value-type="float">
            <text:p>2060</text:p>
          </table:table-cell>
          <table:table-cell office:value-type="float" office:value="1980" calcext:value-type="float">
            <text:p>198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BW Inc</text:p>
          </table:table-cell>
          <table:table-cell table:formula="of:=(100*ABS([.B31]-[.B30])/[.B30])" office:value-type="float" office:value="3.81679389312977" calcext:value-type="float">
            <text:p>3.81679389312977</text:p>
          </table:table-cell>
          <table:table-cell table:formula="of:=(100*ABS([.C31]-[.C30])/[.C30])" office:value-type="float" office:value="35.2272727272727" calcext:value-type="float">
            <text:p>35.2272727272727</text:p>
          </table:table-cell>
          <table:table-cell table:formula="of:=(100*ABS([.D31]-[.D30])/[.D30])" office:value-type="float" office:value="3.81679389312977" calcext:value-type="float">
            <text:p>3.81679389312977</text:p>
          </table:table-cell>
          <table:table-cell table:formula="of:=(100*ABS([.E31]-[.E30])/[.E30])" office:value-type="float" office:value="0.636942675159236" calcext:value-type="float">
            <text:p>0.636942675159236</text:p>
          </table:table-cell>
          <table:table-cell table:formula="of:=(100*ABS([.F31]-[.F30])/[.F30])" office:value-type="float" office:value="18.9516129032258" calcext:value-type="float">
            <text:p>18.9516129032258</text:p>
          </table:table-cell>
          <table:table-cell table:formula="of:=(100*ABS([.G31]-[.G30])/[.G30])" office:value-type="float" office:value="19.140625" calcext:value-type="float">
            <text:p>19.140625</text:p>
          </table:table-cell>
          <table:table-cell table:formula="of:=(100*ABS([.H31]-[.H30])/[.H30])" office:value-type="float" office:value="18.9516129032258" calcext:value-type="float">
            <text:p>18.9516129032258</text:p>
          </table:table-cell>
          <table:table-cell table:formula="of:=(100*ABS([.I31]-[.I30])/[.I30])" office:value-type="float" office:value="2.29885057471264" calcext:value-type="float">
            <text:p>2.29885057471264</text:p>
          </table:table-cell>
        </table:table-row>
        <table:table-row table:style-name="ro1">
          <table:table-cell office:value-type="string" calcext:value-type="string">
            <text:p>dBW Coh</text:p>
          </table:table-cell>
          <table:table-cell table:formula="of:=100*ABS([.B33]-[.B32])/[.B32]" office:value-type="float" office:value="2.96296296296296" calcext:value-type="float">
            <text:p>2.96296296296296</text:p>
          </table:table-cell>
          <table:table-cell table:formula="of:=100*ABS([.C33]-[.C32])/[.C32]" office:value-type="float" office:value="33.3333333333333" calcext:value-type="float">
            <text:p>33.3333333333333</text:p>
          </table:table-cell>
          <table:table-cell table:formula="of:=100*ABS([.D33]-[.D32])/[.D32]" office:value-type="float" office:value="2.22222222222222" calcext:value-type="float">
            <text:p>2.22222222222222</text:p>
          </table:table-cell>
          <table:table-cell table:formula="of:=100*ABS([.E33]-[.E32])/[.E32]" office:value-type="float" office:value="0" calcext:value-type="float">
            <text:p>0</text:p>
          </table:table-cell>
          <table:table-cell table:formula="of:=100*ABS([.F33]-[.F32])/[.F32]" office:value-type="float" office:value="15.7446808510638" calcext:value-type="float">
            <text:p>15.7446808510638</text:p>
          </table:table-cell>
          <table:table-cell table:formula="of:=100*ABS([.G33]-[.G32])/[.G32]" office:value-type="float" office:value="19.2156862745098" calcext:value-type="float">
            <text:p>19.2156862745098</text:p>
          </table:table-cell>
          <table:table-cell table:formula="of:=100*ABS([.H33]-[.H32])/[.H32]" office:value-type="float" office:value="15.7446808510638" calcext:value-type="float">
            <text:p>15.7446808510638</text:p>
          </table:table-cell>
          <table:table-cell table:formula="of:=100*ABS([.I33]-[.I32])/[.I32]" office:value-type="float" office:value="0.595238095238095" calcext:value-type="float">
            <text:p>0.5952380952380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c-Coh dBW</text:p>
          </table:table-cell>
          <table:table-cell table:formula="of:=([.B35]-[.B36])" office:value-type="float" office:value="0.853830930166808" calcext:value-type="float">
            <text:p>0.853830930166808</text:p>
          </table:table-cell>
          <table:table-cell table:formula="of:=([.C35]-[.C36])" office:value-type="float" office:value="1.89393939393939" calcext:value-type="float">
            <text:p>1.89393939393939</text:p>
          </table:table-cell>
          <table:table-cell table:formula="of:=([.D35]-[.D36])" office:value-type="float" office:value="1.59457167090755" calcext:value-type="float">
            <text:p>1.59457167090755</text:p>
          </table:table-cell>
          <table:table-cell table:formula="of:=([.E35]-[.E36])" office:value-type="float" office:value="0.636942675159236" calcext:value-type="float">
            <text:p>0.636942675159236</text:p>
          </table:table-cell>
          <table:table-cell table:formula="of:=([.F35]-[.F36])" office:value-type="float" office:value="3.20693205216198" calcext:value-type="float">
            <text:p>3.20693205216198</text:p>
          </table:table-cell>
          <table:table-cell table:formula="of:=([.G35]-[.G36])" office:value-type="float" office:value="-0.0750612745098032" calcext:value-type="float">
            <text:p>-0.075061274509803</text:p>
          </table:table-cell>
          <table:table-cell table:formula="of:=([.H35]-[.H36])" office:value-type="float" office:value="3.20693205216198" calcext:value-type="float">
            <text:p>3.20693205216198</text:p>
          </table:table-cell>
          <table:table-cell table:formula="of:=([.I35]-[.I36])" office:value-type="float" office:value="1.70361247947455" calcext:value-type="float">
            <text:p>1.70361247947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10:02:31.360428115</meta:creation-date>
    <dc:date>2023-05-25T14:00:53.349215080</dc:date>
    <meta:editing-duration>PT42M49S</meta:editing-duration>
    <meta:editing-cycles>3</meta:editing-cycles>
    <meta:generator>LibreOffice/6.4.7.2$Linux_X86_64 LibreOffice_project/40$Build-2</meta:generator>
    <meta:document-statistic meta:table-count="1" meta:cell-count="197" meta:object-count="0"/>
  </office:meta>
</office:document-meta>
</file>